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3cm" svg:stroke-color="#ff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4.5cm" svg:y="14.9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cm" svg:height="0.7cm" svg:x="6.8cm" svg:y="16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cm" svg:height="0.7cm" svg:x="5.7cm" svg:y="17.1cm">
          <text:p text:style-name="P1"><text:span text:style-name="T1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3cm" svg:height="3.3cm" svg:x="9.1cm" svg:y="5.6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cm" svg:height="0.7cm" svg:x="5.2cm" svg:y="15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cm" svg:height="3.3cm" svg:x="15.3cm" svg:y="12.3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5cm" svg:y1="8.4cm" svg:x2="5.8cm" svg:y2="14.9cm">
          <text:p/>
        </draw:line>
        <draw:line draw:style-name="gr6" draw:text-style-name="P6" draw:layer="layout" svg:x1="16.2cm" svg:y1="15.4cm" svg:x2="7.6cm" svg:y2="17.3cm">
          <text:p/>
        </draw:line>
        <draw:line draw:style-name="gr7" draw:text-style-name="P6" draw:layer="layout" svg:x1="10.1cm" svg:y1="8.8cm" svg:x2="6.4cm" svg:y2="15cm">
          <text:p/>
        </draw:line>
        <draw:line draw:style-name="gr7" draw:text-style-name="P6" draw:layer="layout" svg:x1="15.5cm" svg:y1="14.9cm" svg:x2="7.7cm" svg:y2="16.6cm">
          <text:p/>
        </draw:line>
        <draw:line draw:style-name="gr8" draw:text-style-name="P6" draw:layer="layout" svg:x1="10.7cm" svg:y1="8.9cm" svg:x2="7cm" svg:y2="15.1cm">
          <text:p/>
        </draw:line>
        <draw:line draw:style-name="gr8" draw:text-style-name="P6" draw:layer="layout" svg:x1="15.3cm" svg:y1="14.1cm" svg:x2="7.7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5:08:09.125877363</dc:date>
    <meta:editing-duration>PT1H11M57S</meta:editing-duration>
    <meta:editing-cycles>25</meta:editing-cycles>
    <meta:document-statistic meta:object-count="12"/>
  </office:meta>
</office:document-meta>
</file>